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18.7999992370605pt"/>
    </style:style>
    <style:style style:name="P2" style:family="paragraph">
      <loext:graphic-properties draw:fill-color="#ffffff"/>
      <style:text-properties fo:font-size="18.7999992370605pt"/>
    </style:style>
    <style:style style:name="P3" style:family="paragraph">
      <loext:graphic-properties draw:fill-color="#ffffff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color="#000000" fo:font-weight="normal" style:font-weight-asian="normal" style:font-weight-complex="normal"/>
    </style:style>
    <style:style style:name="P6" style:family="paragraph">
      <style:paragraph-properties fo:text-align="start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Noto Sans SemiBold2" fo:font-size="22.2999992370605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5.071cm" svg:height="2.143cm" svg:x="6.729cm" svg:y="7.857cm" presentation:class="title" presentation:user-transformed="true">
          <draw:text-box>
            <text:p>Loan Tracking Syatem</text:p>
          </draw:text-box>
        </draw:frame>
        <draw:frame presentation:style-name="pr2" draw:text-style-name="P2" draw:layer="layout" svg:width="11.2cm" svg:height="1.142cm" svg:x="15.6cm" svg:y="16.8cm" presentation:class="subtitle" presentation:user-transformed="true">
          <draw:text-box>
            <text:p text:style-name="P1">(Prepared by : Hina Kathiriya)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071cm" svg:height="2.143cm" svg:x="7.729cm" svg:y="0.6cm" presentation:class="title" presentation:user-transformed="true">
          <draw:text-box>
            <text:p><text:s text:c="10"/>Manu</text:p>
          </draw:text-box>
        </draw:frame>
        <draw:frame presentation:style-name="pr5" draw:text-style-name="P5" draw:layer="layout" svg:width="24.19cm" svg:height="10.4cm" svg:x="1.4cm" svg:y="5.2cm" presentation:class="outline" presentation:user-transformed="true">
          <draw:text-box>
            <text:list text:style-name="L3">
              <text:list-item>
                <text:p text:style-name="P4"><text:span text:style-name="T1"><text:s/></text:span><text:span text:style-name="T1">Loan Type</text:span></text:p>
              </text:list-item>
              <text:list-item>
                <text:p text:style-name="P4"><text:span text:style-name="T1"><text:s/></text:span><text:span text:style-name="T1">Loan Request</text:span></text:p>
              </text:list-item>
              <text:list-item>
                <text:p text:style-name="P4"><text:span text:style-name="T1"><text:s/></text:span><text:span text:style-name="T1">Documents Upload</text:span></text:p>
              </text:list-item>
              <text:list-item>
                <text:p text:style-name="P4"><text:span text:style-name="T1"><text:s/></text:span><text:span text:style-name="T1">Loan Installment(use of deligation inheritanc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071cm" svg:height="2.143cm" svg:x="7.729cm" svg:y="0.6cm" presentation:class="title" presentation:user-transformed="true">
          <draw:text-box>
            <text:p><text:s text:c="10"/>Loan Type</text:p>
          </draw:text-box>
        </draw:frame>
        <draw:frame presentation:style-name="pr5" draw:text-style-name="P5" draw:layer="layout" svg:width="24.19cm" svg:height="10.4cm" svg:x="1.4cm" svg:y="5.2cm" presentation:class="outline" presentation:user-transformed="true">
          <draw:text-box>
            <text:list text:style-name="L4">
              <text:list-item>
                <text:p text:style-name="P4"><text:span text:style-name="T1"><text:s/></text:span><text:span text:style-name="T1">Name</text:span></text:p>
              </text:list-item>
              <text:list-item>
                <text:p text:style-name="P4"><text:span text:style-name="T1"><text:s/></text:span><text:span text:style-name="T1">descrip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071cm" svg:height="2.143cm" svg:x="7.729cm" svg:y="0.6cm" presentation:class="title" presentation:user-transformed="true">
          <draw:text-box>
            <text:p><text:s text:c="10"/>Loan Request</text:p>
          </draw:text-box>
        </draw:frame>
        <draw:frame presentation:style-name="pr5" draw:text-style-name="P5" draw:layer="layout" svg:width="24.19cm" svg:height="12.4cm" svg:x="1.4cm" svg:y="3.8cm" presentation:class="outline" presentation:user-transformed="true">
          <draw:text-box>
            <text:list text:style-name="L4">
              <text:list-item>
                <text:p text:style-name="P4"><text:span text:style-name="T1"><text:s/></text:span><text:span text:style-name="T1">Name</text:span></text:p>
              </text:list-item>
              <text:list-item>
                <text:p text:style-name="P4"><text:span text:style-name="T1"><text:s/></text:span><text:span text:style-name="T1">mobile_no</text:span></text:p>
              </text:list-item>
              <text:list-item>
                <text:p text:style-name="P4"><text:span text:style-name="T1"><text:s/></text:span><text:span text:style-name="T1">email</text:span></text:p>
              </text:list-item>
              <text:list-item>
                <text:p text:style-name="P4"><text:span text:style-name="T1"><text:s/></text:span><text:span text:style-name="T1">loan_type_id(Many2one)</text:span></text:p>
              </text:list-item>
              <text:list-item>
                <text:p text:style-name="P4"><text:span text:style-name="T1"><text:s/></text:span><text:span text:style-name="T1">apply_date</text:span></text:p>
              </text:list-item>
              <text:list-item>
                <text:p text:style-name="P4"><text:span text:style-name="T1"><text:s/></text:span><text:span text:style-name="T1">approve_date</text:span></text:p>
              </text:list-item>
              <text:list-item>
                <text:p text:style-name="P4"><text:span text:style-name="T1"><text:s/></text:span><text:span text:style-name="T1">Image</text:span></text:p>
              </text:list-item>
              <text:list-item>
                <text:p text:style-name="P4"><text:span text:style-name="T2"><text:s/></text:span><text:span text:style-name="T2">currency_id(</text:span><text:span text:style-name="T1">Many2one(res.currency))</text:span></text:p>
              </text:list-item>
              <text:list-item>
                <text:p text:style-name="P4"><text:span text:style-name="T1"><text:s/></text:span><text:span text:style-name="T1">Amount</text:span></text:p>
              </text:list-item>
              <text:list-item>
                <text:p text:style-name="P4"><text:span text:style-name="T1"><text:s/></text:span><text:span text:style-name="T1">is_interest_payable</text:span></text:p>
              </text:list-item>
              <text:list-item>
                <text:p text:style-name="P4"><text:span text:style-name="T1"><text:s/></text:span><text:span text:style-name="T1">interest_mode</text:span></text:p>
              </text:list-item>
              <text:list-item>
                <text:p text:style-name="P4"><text:span text:style-name="T1"><text:s/></text:span><text:span text:style-name="T1">Duration</text:span></text:p>
              </text:list-item>
              <text:list-item>
                <text:p text:style-name="P4"><text:span text:style-name="T1"><text:s/></text:span><text:span text:style-name="T1">Rate</text:span></text:p>
              </text:list-item>
              <text:list-item>
                <text:p text:style-name="P4"><text:span text:style-name="T1"><text:s/></text:span><text:span text:style-name="T1">State</text:span></text:p>
              </text:list-item>
              <text:list-item>
                <text:p text:style-name="P4"><text:span text:style-name="T1"><text:s/></text:span><text:span text:style-name="T1">document_ids(One2many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071cm" svg:height="2.143cm" svg:x="7.729cm" svg:y="0.6cm" presentation:class="title" presentation:user-transformed="true">
          <draw:text-box>
            <text:p><text:s/>Documents Upload</text:p>
          </draw:text-box>
        </draw:frame>
        <draw:frame presentation:style-name="pr5" draw:text-style-name="P5" draw:layer="layout" svg:width="24.19cm" svg:height="10.8cm" svg:x="1.4cm" svg:y="5cm" presentation:class="outline" presentation:user-transformed="true">
          <draw:text-box>
            <text:list text:style-name="L5">
              <text:list-item>
                <text:p text:style-name="P4"><text:span text:style-name="T1"><text:s/></text:span><text:span text:style-name="T1">Adhar Card</text:span></text:p>
              </text:list-item>
              <text:list-item>
                <text:p text:style-name="P4"><text:span text:style-name="T1"><text:s/></text:span><text:span text:style-name="T1">Pan Card</text:span></text:p>
              </text:list-item>
              <text:list-item>
                <text:p text:style-name="P4"><text:span text:style-name="T1"><text:s/></text:span><text:span text:style-name="T1">Voter’s Id Card</text:span></text:p>
              </text:list-item>
              <text:list-item>
                <text:p text:style-name="P4"><text:span text:style-name="T1"><text:s/></text:span><text:span text:style-name="T1">Driving Licenc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071cm" svg:height="2.143cm" svg:x="7.729cm" svg:y="0.6cm" presentation:class="title" presentation:user-transformed="true">
          <draw:text-box>
            <text:p><text:s/>Loan Installment</text:p>
          </draw:text-box>
        </draw:frame>
        <draw:frame presentation:style-name="pr5" draw:text-style-name="P5" draw:layer="layout" svg:width="24.19cm" svg:height="10.8cm" svg:x="1.4cm" svg:y="5cm" presentation:class="outline" presentation:user-transformed="true">
          <draw:text-box>
            <text:list text:style-name="L5">
              <text:list-item>
                <text:p text:style-name="P4"><text:span text:style-name="T1"><text:s/></text:span><text:span text:style-name="T1">Name</text:span></text:p>
              </text:list-item>
              <text:list-item>
                <text:p text:style-name="P4"><text:span text:style-name="T1"><text:s/></text:span><text:span text:style-name="T1">Interest Amount</text:span></text:p>
              </text:list-item>
              <text:list-item>
                <text:p text:style-name="P4"><text:span text:style-name="T1"><text:s/></text:span><text:span text:style-name="T1">Installment</text:span></text:p>
              </text:list-item>
              <text:list-item>
                <text:p text:style-name="P4"><text:span text:style-name="T1"><text:s/></text:span><text:span text:style-name="T1">Total Amount</text:span></text:p>
                <text:p text:style-name="P4"><text:span text:style-name="T1">(note : loan installment manu is created using deligation </text:span><text:span text:style-name="T1"><text:tab/></text:span><text:span text:style-name="T1"><text:tab/></text:span><text:span text:style-name="T1"><text:tab/></text:span><text:span text:style-name="T1">inheritance)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071cm" svg:height="2.143cm" svg:x="7.729cm" svg:y="0.6cm" presentation:class="title" presentation:user-transformed="true">
          <draw:text-box>
            <text:p><text:tab/><text:tab/><text:tab/>Wizard</text:p>
          </draw:text-box>
        </draw:frame>
        <draw:frame presentation:style-name="pr5" draw:text-style-name="P5" draw:layer="layout" svg:width="24.19cm" svg:height="10.8cm" svg:x="1.4cm" svg:y="5cm" presentation:class="outline" presentation:user-transformed="true">
          <draw:text-box>
            <text:list text:style-name="L6">
              <text:list-item>
                <text:p text:style-name="P4"><text:span text:style-name="T1"><text:s/></text:span><text:span text:style-name="T1">Wizard is created on make loan type table.</text:span></text:p>
              </text:list-item>
              <text:list-item>
                <text:p text:style-name="P6"><text:span text:style-name="T1"><text:s/></text:span><text:span text:style-name="T1">If we are select any loan request and select make loan </text:span><text:span text:style-name="T1">type <text:s text:c="2"/>than open wizard of loan type.</text:span></text:p>
              </text:list-item>
              <text:list-item>
                <text:p text:style-name="P6"><text:span text:style-name="T1"><text:s/></text:span><text:span text:style-name="T1">We are fill loan type information than automatically create <text:s text:c="2"/></text:span><text:span text:style-name="T1"><text:s text:c="2"/>one loan typ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071cm" svg:height="2.143cm" svg:x="7.729cm" svg:y="0.6cm" presentation:class="title" presentation:user-transformed="true">
          <draw:text-box>
            <text:p>Loan System Extend</text:p>
          </draw:text-box>
        </draw:frame>
        <draw:frame presentation:style-name="pr5" draw:text-style-name="P5" draw:layer="layout" svg:width="24.19cm" svg:height="10.8cm" svg:x="1.4cm" svg:y="5cm" presentation:class="outline" presentation:user-transformed="true">
          <draw:text-box>
            <text:list text:style-name="L6">
              <text:list-item>
                <text:p text:style-name="P4"><text:span text:style-name="T1"><text:s/></text:span><text:span text:style-name="T1">Loan system extend is inherited from loan system module.</text:span></text:p>
              </text:list-item>
              <text:list-item>
                <text:p text:style-name="P4"><text:span text:style-name="T1"><text:s/></text:span><text:span text:style-name="T1">Loan installment table is created with help of inheritanc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44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2.299999237060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4cm" fo:text-indent="0cm"/>
      <style:text-properties style:font-name="Noto Sans Light2" fo:font-family="'Noto Sans Light'" style:font-style-name="細字" style:font-family-generic="swiss" style:font-pitch="variable" fo:font-size="18.799999237060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56cm" fo:text-indent="0cm"/>
      <style:text-properties fo:font-size="15.3999996185303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17cm" fo:text-indent="0cm"/>
      <style:text-properties fo:font-size="13.6999998092651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84cm" fo:text-indent="0cm"/>
      <style:text-properties fo:font-size="13.6999998092651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84cm" fo:text-indent="0cm"/>
      <style:text-properties fo:font-size="13.6999998092651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84cm" fo:text-indent="0cm"/>
      <style:text-properties fo:font-size="13.6999998092651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84cm" fo:text-indent="0cm"/>
      <style:text-properties fo:font-size="12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84cm" fo:text-indent="0cm"/>
      <style:text-properties fo:font-size="12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7.3999996185303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44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2.299999237060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4cm" fo:text-indent="0cm"/>
      <style:text-properties style:font-name="Noto Sans Light2" fo:font-family="'Noto Sans Light'" style:font-style-name="細字" style:font-family-generic="swiss" style:font-pitch="variable" fo:font-size="18.799999237060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56cm" fo:text-indent="0cm"/>
      <style:text-properties fo:font-size="15.3999996185303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7cm" fo:text-indent="0cm"/>
      <style:text-properties fo:font-size="13.6999998092651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84cm" fo:text-indent="0cm"/>
      <style:text-properties fo:font-size="13.6999998092651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84cm" fo:text-indent="0cm"/>
      <style:text-properties fo:font-size="13.6999998092651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84cm" fo:text-indent="0cm"/>
      <style:text-properties fo:font-size="13.6999998092651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84cm" fo:text-indent="0cm"/>
      <style:text-properties fo:font-size="12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84cm" fo:text-indent="0cm"/>
      <style:text-properties fo:font-size="12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7.3999996185303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75cm" fo:min-width="25.53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cm" fo:min-width="26.035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286cm" fo:min-width="6.75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286cm" fo:min-width="17.356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286cm" fo:min-width="1.446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6.035cm" svg:height="3cm" svg:x="0.001cm" svg:y="0.428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6.75cm" svg:height="1.286cm" svg:x="20.25cm" svg:y="16.28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7.356cm" svg:height="1.286cm" svg:x="2.411cm" svg:y="16.28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446cm" svg:height="1.286cm" svg:x="0.481cm" svg:y="16.28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071cm" svg:height="2.143cm" svg:x="0.963cm" svg:y="0.856cm" presentation:class="title" presentation:placeholder="true">
        <draw:text-box/>
      </draw:frame>
      <draw:frame presentation:style-name="Alizarin-outline1" draw:layer="backgroundobjects" svg:width="24.59cm" svg:height="11.143cm" svg:x="0.963cm" svg:y="4.714cm" presentation:class="outline" presentation:placeholder="true">
        <draw:text-box/>
      </draw:frame>
      <draw:frame presentation:style-name="Mpr5" draw:layer="backgroundobjects" svg:width="6.269cm" svg:height="1.242cm" svg:x="20.25cm" svg:y="16.284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8.679cm" svg:height="1.286cm" svg:x="2.892cm" svg:y="16.284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446cm" svg:height="1.286cm" svg:x="0.481cm" svg:y="16.284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6.035cm" svg:height="3cm" svg:x="0.001cm" svg:y="7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071cm" svg:height="2.143cm" svg:x="0.963cm" svg:y="7.928cm" presentation:class="title" presentation:placeholder="true">
        <draw:text-box/>
      </draw:frame>
      <draw:frame presentation:style-name="Alizarin0-outline1" draw:layer="backgroundobjects" svg:width="24.59cm" svg:height="6cm" svg:x="1.446cm" svg:y="11.142cm" presentation:class="outline" presentation:placeholder="true">
        <draw:text-box/>
      </draw:frame>
      <draw:frame presentation:style-name="Mpr10" draw:text-style-name="MP13" draw:layer="backgroundobjects" svg:width="6.269cm" svg:height="1.286cm" svg:x="20.25cm" svg:y="16.284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8.679cm" svg:height="1.286cm" svg:x="2.892cm" svg:y="16.284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446cm" svg:height="1.286cm" svg:x="0.481cm" svg:y="16.284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4:43:35.968811646</meta:creation-date>
    <meta:editing-duration>PT6H3M17S</meta:editing-duration>
    <meta:editing-cycles>33</meta:editing-cycles>
    <meta:generator>LibreOffice/6.4.7.2$Linux_X86_64 LibreOffice_project/40$Build-2</meta:generator>
    <dc:title>Alizarin</dc:title>
    <dc:date>2022-02-06T20:47:07.634847938</dc:date>
    <meta:document-statistic meta:object-count="69"/>
  </office:meta>
</office:document-meta>
</file>